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1.865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24.26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8.63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4.95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4.84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8.13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2.36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3.34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3.45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3.40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4.99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03cm" fo:min-width="3.51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03cm" fo:min-width="3.24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4.67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03cm" fo:min-width="3.952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03cm" fo:min-width="4.08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03cm" fo:min-width="3.52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4.39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1.92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03cm" fo:min-width="3.90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03cm" fo:min-width="4.278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4.12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11.313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5.171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5.721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11.597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12.499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10.869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6.818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6.644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13.401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6.873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12.867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7.47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03cm" fo:min-width="4.976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3cm" fo:min-width="4.976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9.828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7.092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8.653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12.468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12.462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13.185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7.075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9.671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13.771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10.331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12.401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9.845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03cm" fo:min-width="7.745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14.412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12.703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9.662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7.863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4cm" fo:min-width="4.29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03cm" fo:min-width="4.942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2cm" fo:min-width="4.942cm"/>
    </style:style>
    <style:style style:name="gr58" style:family="graphic">
      <style:graphic-properties style:protect="size"/>
    </style:style>
    <style:style style:name="pr1" style:family="presentation" style:parent-style-name="Default-title">
      <style:graphic-properties draw:auto-grow-height="true" fo:min-height="7.571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1" style:family="paragraph">
      <style:text-properties fo:font-size="96pt" style:font-size-asian="96pt" style:font-size-complex="96pt"/>
    </style:style>
    <style:style style:name="P2" style:family="paragraph">
      <loext:graphic-properties draw:fill="none" draw:fill-color="#ffffff"/>
      <style:text-properties fo:font-size="28pt" fo:font-weight="bold" style:font-size-asian="28pt" style:font-size-complex="2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28pt" style:font-size-asian="28pt" style:font-size-complex="28pt"/>
    </style:style>
    <style:style style:name="P5" style:family="paragraph">
      <loext:graphic-properties draw:fill="none" draw:fill-color="#ffffff"/>
      <style:text-properties fo:font-size="28pt" fo:font-weight="normal" style:font-size-asian="28pt" style:font-size-complex="28pt"/>
    </style:style>
    <style:style style:name="P6" style:family="paragraph">
      <loext:graphic-properties draw:fill="none" draw:fill-color="#ffffff"/>
      <style:text-properties fo:font-size="28pt" fo:font-style="italic" fo:font-weight="normal" style:font-size-asian="28pt" style:font-size-complex="28pt"/>
    </style:style>
    <style:style style:name="P7" style:family="paragraph">
      <loext:graphic-properties draw:fill="none" draw:fill-color="#ffffff"/>
      <style:text-properties fo:font-size="28pt" fo:font-weight="bold" style:font-size-asian="28pt" style:font-weight-asian="bold" style:font-size-complex="28pt" style:font-weight-complex="bold"/>
    </style:style>
    <style:style style:name="P8" style:family="paragraph">
      <loext:graphic-properties draw:fill="none"/>
      <style:paragraph-properties fo:text-align="center"/>
      <style:text-properties fo:font-weight="bold"/>
    </style:style>
    <style:style style:name="P9" style:family="paragraph">
      <loext:graphic-properties draw:fill="none" draw:fill-color="#ffffff"/>
      <style:text-properties fo:font-size="19.7000007629395pt" fo:font-weight="bold" style:font-size-asian="28pt" style:font-size-complex="28pt"/>
    </style:style>
    <style:style style:name="P10" style:family="paragraph">
      <loext:graphic-properties draw:fill="none" draw:fill-color="#ffffff"/>
      <style:text-properties fo:font-size="19.7000007629395pt" fo:font-weight="bold" style:font-size-asian="28pt" style:font-weight-asian="bold" style:font-size-complex="28pt" style:font-weight-complex="bold"/>
    </style:style>
    <style:style style:name="P11" style:family="paragraph">
      <loext:graphic-properties draw:fill-color="#ffffff"/>
    </style:style>
    <style:style style:name="T1" style:family="text">
      <style:text-properties fo:font-size="96pt" style:font-size-asian="96pt" style:font-size-complex="96pt"/>
    </style:style>
    <style:style style:name="T2" style:family="text">
      <style:text-properties fo:font-size="28pt" fo:font-weight="bold" style:font-size-asian="28pt" style:font-size-complex="28pt"/>
    </style:style>
    <style:style style:name="T3" style:family="text">
      <style:text-properties fo:font-size="28pt" fo:font-weight="bold" style:font-size-asian="28pt" style:font-weight-asian="bold" style:font-size-complex="28pt" style:font-weight-complex="bold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28pt" fo:font-weight="normal" style:font-size-asian="28pt" style:font-size-complex="28pt"/>
    </style:style>
    <style:style style:name="T6" style:family="text">
      <style:text-properties fo:font-size="28pt" fo:font-style="italic" fo:font-weight="normal" style:font-size-asian="28pt" style:font-size-complex="28pt"/>
    </style:style>
    <style:style style:name="T7" style:family="text">
      <style:text-properties fo:font-size="28pt" fo:font-weight="normal" style:font-size-asian="28pt" style:font-weight-asian="normal" style:font-size-complex="2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31.78cm" svg:height="7.571cm" svg:x="65.842cm" svg:y="10.481cm" presentation:class="title" presentation:user-transformed="true">
          <draw:text-box>
            <text:p><text:span text:style-name="T1">TFPP progression flowchart</text:span></text:p>
          </draw:text-box>
        </draw:frame>
        <draw:frame draw:style-name="gr1" draw:text-style-name="P2" draw:layer="layout" svg:width="2.365cm" svg:height="1.352cm" svg:x="51.318cm" svg:y="25.444cm">
          <draw:text-box>
            <text:p><text:span text:style-name="T2">Iron</text:span></text:p>
          </draw:text-box>
        </draw:frame>
        <draw:line draw:style-name="gr2" draw:text-style-name="P3" draw:layer="layout" svg:x1="53.858cm" svg:y1="26.206cm" svg:x2="56.652cm" svg:y2="26.206cm">
          <text:p/>
        </draw:line>
        <draw:frame draw:style-name="gr3" draw:text-style-name="P4" draw:layer="layout" svg:width="24.768cm" svg:height="1.352cm" svg:x="57.219cm" svg:y="25.444cm">
          <draw:text-box>
            <text:p><text:span text:style-name="T3">Iron workbench, Standard furnace</text:span><text:span text:style-name="T4">, Engineering table</text:span></text:p>
          </draw:text-box>
        </draw:frame>
        <draw:line draw:style-name="gr2" draw:text-style-name="P3" draw:layer="layout" svg:x1="68.59cm" svg:y1="26.796cm" svg:x2="68.59cm" svg:y2="29.762cm">
          <text:p/>
        </draw:line>
        <draw:line draw:style-name="gr2" draw:text-style-name="P3" draw:layer="layout" svg:x1="76.99cm" svg:y1="26.796cm" svg:x2="76.99cm" svg:y2="29.762cm">
          <text:p/>
        </draw:line>
        <draw:line draw:style-name="gr2" draw:text-style-name="P3" draw:layer="layout" svg:x1="60.59cm" svg:y1="26.796cm" svg:x2="60.59cm" svg:y2="29.762cm">
          <text:p/>
        </draw:line>
        <draw:frame draw:style-name="gr4" draw:text-style-name="P4" draw:layer="layout" svg:width="9.138cm" svg:height="1.352cm" svg:x="64.226cm" svg:y="30.016cm">
          <draw:text-box>
            <text:p><text:span text:style-name="T4">Fast flux production</text:span></text:p>
          </draw:text-box>
        </draw:frame>
        <draw:frame draw:style-name="gr5" draw:text-style-name="P4" draw:layer="layout" svg:width="5.451cm" svg:height="1.352cm" svg:x="64.226cm" svg:y="31.616cm">
          <draw:text-box>
            <text:p><text:span text:style-name="T4">Clear glass</text:span></text:p>
          </draw:text-box>
        </draw:frame>
        <draw:frame draw:style-name="gr6" draw:text-style-name="P4" draw:layer="layout" svg:width="5.341cm" svg:height="1.352cm" svg:x="64.226cm" svg:y="33.316cm">
          <draw:text-box>
            <text:p><text:span text:style-name="T4">Clay bricks</text:span></text:p>
          </draw:text-box>
        </draw:frame>
        <draw:frame draw:style-name="gr7" draw:text-style-name="P2" draw:layer="layout" svg:width="8.634cm" svg:height="1.352cm" svg:x="64.227cm" svg:y="34.716cm">
          <draw:text-box>
            <text:p><text:span text:style-name="T2">Refractory bricks</text:span></text:p>
          </draw:text-box>
        </draw:frame>
        <draw:line draw:style-name="gr2" draw:text-style-name="P3" draw:layer="layout" svg:x1="52.59cm" svg:y1="26.796cm" svg:x2="52.59cm" svg:y2="29.762cm">
          <text:p/>
        </draw:line>
        <draw:frame draw:style-name="gr8" draw:text-style-name="P2" draw:layer="layout" svg:width="2.864cm" svg:height="1.352cm" svg:x="51.194cm" svg:y="30.016cm">
          <draw:text-box>
            <text:p><text:span text:style-name="T2">Steel</text:span></text:p>
          </draw:text-box>
        </draw:frame>
        <draw:frame draw:style-name="gr9" draw:text-style-name="P2" draw:layer="layout" svg:width="3.846cm" svg:height="1.352cm" svg:x="50.818cm" svg:y="20.944cm">
          <draw:text-box>
            <text:p><text:span text:style-name="T2">Bronze</text:span></text:p>
          </draw:text-box>
        </draw:frame>
        <draw:line draw:style-name="gr2" draw:text-style-name="P3" draw:layer="layout" svg:x1="52.59cm" svg:y1="22.496cm" svg:x2="52.59cm" svg:y2="25.462cm">
          <text:p/>
        </draw:line>
        <draw:frame draw:style-name="gr10" draw:text-style-name="P2" draw:layer="layout" svg:width="3.952cm" svg:height="1.352cm" svg:x="50.819cm" svg:y="16.644cm">
          <draw:text-box>
            <text:p><text:span text:style-name="T2">Copper</text:span></text:p>
          </draw:text-box>
        </draw:frame>
        <draw:line draw:style-name="gr2" draw:text-style-name="P3" draw:layer="layout" svg:x1="52.59cm" svg:y1="18.096cm" svg:x2="52.59cm" svg:y2="21.062cm">
          <text:p/>
        </draw:line>
        <draw:frame draw:style-name="gr11" draw:text-style-name="P2" draw:layer="layout" svg:width="3.906cm" svg:height="1.352cm" svg:x="50.82cm" svg:y="12.444cm">
          <draw:text-box>
            <text:p><text:span text:style-name="T2">Pottery</text:span></text:p>
          </draw:text-box>
        </draw:frame>
        <draw:line draw:style-name="gr2" draw:text-style-name="P3" draw:layer="layout" svg:x1="52.59cm" svg:y1="13.796cm" svg:x2="52.59cm" svg:y2="16.762cm">
          <text:p/>
        </draw:line>
        <draw:frame draw:style-name="gr12" draw:text-style-name="P2" draw:layer="layout" svg:width="5.493cm" svg:height="1.352cm" svg:x="57.994cm" svg:y="30.016cm">
          <draw:text-box>
            <text:p><text:span text:style-name="T2">Coke oven</text:span></text:p>
          </draw:text-box>
        </draw:frame>
        <draw:line draw:style-name="gr2" draw:text-style-name="P3" draw:layer="layout" svg:x1="60.59cm" svg:y1="31.496cm" svg:x2="60.59cm" svg:y2="34.462cm">
          <text:p/>
        </draw:line>
        <draw:frame draw:style-name="gr13" draw:text-style-name="P2" draw:layer="layout" svg:width="4.016cm" svg:height="2.453cm" svg:x="58.495cm" svg:y="34.716cm">
          <draw:text-box>
            <text:p><text:span text:style-name="T2">Treated</text:span></text:p>
            <text:p><text:span text:style-name="T2">wood</text:span></text:p>
          </draw:text-box>
        </draw:frame>
        <draw:line draw:style-name="gr2" draw:text-style-name="P3" draw:layer="layout" svg:x1="62.367cm" svg:y1="35.35cm" svg:x2="64.272cm" svg:y2="35.35cm">
          <text:p/>
        </draw:line>
        <draw:line draw:style-name="gr2" draw:text-style-name="P3" draw:layer="layout" svg:x1="54.112cm" svg:y1="30.778cm" svg:x2="56.906cm" svg:y2="30.778cm">
          <text:p/>
        </draw:line>
        <draw:frame draw:style-name="gr14" draw:text-style-name="P4" draw:layer="layout" svg:width="3.745cm" svg:height="2.453cm" svg:x="75.024cm" svg:y="30.016cm">
          <draw:text-box>
            <text:p><text:span text:style-name="T4">Steam</text:span></text:p>
            <text:p><text:span text:style-name="T4">Exosuit</text:span></text:p>
          </draw:text-box>
        </draw:frame>
        <draw:line draw:style-name="gr2" draw:text-style-name="P3" draw:layer="layout" svg:x1="52.588cm" svg:y1="31.468cm" svg:x2="52.634cm" svg:y2="41.4cm">
          <text:p/>
        </draw:line>
        <draw:frame draw:style-name="gr15" draw:text-style-name="P2" draw:layer="layout" svg:width="5.171cm" svg:height="1.352cm" svg:x="42.474cm" svg:y="52.322cm">
          <draw:text-box>
            <text:p><text:span text:style-name="T2">Bl</text:span><text:span text:style-name="T2">ue </text:span><text:span text:style-name="T2">st</text:span><text:span text:style-name="T2">ee</text:span><text:span text:style-name="T2">l</text:span></text:p>
          </draw:text-box>
        </draw:frame>
        <draw:line draw:style-name="gr2" draw:text-style-name="P3" draw:layer="layout" svg:x1="50.856cm" svg:y1="30.732cm" svg:x2="47.808cm" svg:y2="30.732cm">
          <text:p/>
        </draw:line>
        <draw:frame draw:style-name="gr16" draw:text-style-name="P2" draw:layer="layout" svg:width="4.452cm" svg:height="2.453cm" svg:x="43.794cm" svg:y="29.616cm">
          <draw:text-box>
            <text:p><text:span text:style-name="T2">Rolling</text:span></text:p>
            <text:p><text:span text:style-name="T2">Machine</text:span></text:p>
          </draw:text-box>
        </draw:frame>
        <draw:line draw:style-name="gr2" draw:text-style-name="P3" draw:layer="layout" svg:x1="58.495cm" svg:y1="35.304cm" svg:x2="48.707cm" svg:y2="35.304cm">
          <text:p/>
        </draw:line>
        <draw:frame draw:style-name="gr17" draw:text-style-name="P5" draw:layer="layout" svg:width="4.583cm" svg:height="2.453cm" svg:x="43.794cm" svg:y="34.117cm">
          <draw:text-box>
            <text:p><text:span text:style-name="T5">Windmill</text:span></text:p>
            <text:p><text:span text:style-name="T5">Watermill</text:span></text:p>
          </draw:text-box>
        </draw:frame>
        <draw:line draw:style-name="gr2" draw:text-style-name="P3" draw:layer="layout" svg:x1="46.03cm" svg:y1="36.57cm" svg:x2="46.03cm" svg:y2="38.352cm">
          <text:p/>
        </draw:line>
        <draw:frame draw:style-name="gr18" draw:text-style-name="P5" draw:layer="layout" svg:width="4.02cm" svg:height="2.453cm" svg:x="44.042cm" svg:y="38.306cm">
          <draw:text-box>
            <text:p><text:span text:style-name="T5">Kinetic </text:span></text:p>
            <text:p><text:span text:style-name="T5">dynamo</text:span></text:p>
          </draw:text-box>
        </draw:frame>
        <draw:line draw:style-name="gr2" draw:text-style-name="P3" draw:layer="layout" svg:x1="43.49cm" svg:y1="30.732cm" svg:x2="34.773cm" svg:y2="30.709cm">
          <text:p/>
        </draw:line>
        <draw:line draw:style-name="gr2" draw:text-style-name="P3" draw:layer="layout" svg:x1="51.11cm" svg:y1="26.16cm" svg:x2="48.062cm" svg:y2="26.16cm">
          <text:p/>
        </draw:line>
        <draw:frame draw:style-name="gr19" draw:text-style-name="P6" draw:layer="layout" svg:width="4.896cm" svg:height="1.352cm" svg:x="42.912cm" svg:y="25.398cm">
          <draw:text-box>
            <text:p><text:span text:style-name="T6">Crossbow</text:span></text:p>
          </draw:text-box>
        </draw:frame>
        <draw:line draw:style-name="gr2" draw:text-style-name="P3" draw:layer="layout" svg:x1="50.911cm" svg:y1="21.66cm" svg:x2="47.863cm" svg:y2="21.66cm">
          <text:p/>
        </draw:line>
        <draw:frame draw:style-name="gr20" draw:text-style-name="P6" draw:layer="layout" svg:width="2.42cm" svg:height="1.352cm" svg:x="44.613cm" svg:y="20.898cm">
          <draw:text-box>
            <text:p><text:span text:style-name="T6">Bow</text:span></text:p>
          </draw:text-box>
        </draw:frame>
        <draw:frame draw:style-name="gr21" draw:text-style-name="P6" draw:layer="layout" svg:width="4.405cm" svg:height="2.453cm" svg:x="38.978cm" svg:y="34.142cm">
          <draw:text-box>
            <text:p><text:span text:style-name="T6">Flintlock </text:span></text:p>
            <text:p><text:span text:style-name="T6">Musket,</text:span></text:p>
          </draw:text-box>
        </draw:frame>
        <draw:line draw:style-name="gr2" draw:text-style-name="P3" draw:layer="layout" svg:x1="50.856cm" svg:y1="42.116cm" svg:x2="47.808cm" svg:y2="42.116cm">
          <text:p/>
        </draw:line>
        <draw:frame draw:style-name="gr22" draw:text-style-name="P7" draw:layer="layout" svg:width="4.778cm" svg:height="2.453cm" svg:x="60.325cm" svg:y="41.354cm">
          <draw:text-box>
            <text:p><text:span text:style-name="T3">Standard</text:span></text:p>
            <text:p><text:span text:style-name="T3">chest</text:span></text:p>
          </draw:text-box>
        </draw:frame>
        <draw:frame draw:style-name="gr23" draw:text-style-name="P6" draw:layer="layout" svg:width="4.625cm" svg:height="1.352cm" svg:x="43.02cm" svg:y="41.354cm">
          <draw:text-box>
            <text:p><text:span text:style-name="T6">Revolver</text:span></text:p>
          </draw:text-box>
        </draw:frame>
        <draw:line draw:style-name="gr2" draw:text-style-name="P3" draw:layer="layout" svg:x1="62.114cm" svg:y1="43.89cm" svg:x2="62.114cm" svg:y2="45.672cm">
          <text:p/>
        </draw:line>
        <draw:frame draw:style-name="gr24" draw:text-style-name="P5" draw:layer="layout" svg:width="11.813cm" svg:height="1.352cm" svg:x="59.982cm" svg:y="45.713cm">
          <draw:text-box>
            <text:p><text:span text:style-name="T5">Minecart w/chest, </text:span><text:span text:style-name="T3">hopper</text:span></text:p>
          </draw:text-box>
        </draw:frame>
        <draw:line draw:style-name="gr2" draw:text-style-name="P3" draw:layer="layout" svg:x1="52.609cm" svg:y1="43.168cm" svg:x2="45.268cm" svg:y2="52.068cm">
          <text:p/>
        </draw:line>
        <draw:frame draw:style-name="gr19" draw:text-style-name="P2" draw:layer="layout" svg:width="4.896cm" svg:height="1.352cm" svg:x="59.492cm" svg:y="52.494cm">
          <draw:text-box>
            <text:p><text:span text:style-name="T2">Re</text:span><text:span text:style-name="T2">d </text:span><text:span text:style-name="T2">st</text:span><text:span text:style-name="T2">ee</text:span><text:span text:style-name="T2">l</text:span></text:p>
          </draw:text-box>
        </draw:frame>
        <draw:frame draw:style-name="gr25" draw:text-style-name="P2" draw:layer="layout" svg:width="5.671cm" svg:height="1.352cm" svg:x="51.194cm" svg:y="41.416cm">
          <draw:text-box>
            <text:p><text:span text:style-name="T2">Black steel</text:span></text:p>
          </draw:text-box>
        </draw:frame>
        <draw:line draw:style-name="gr2" draw:text-style-name="P3" draw:layer="layout" svg:x1="52.63cm" svg:y1="43.168cm" svg:x2="61.778cm" svg:y2="52.322cm">
          <text:p/>
        </draw:line>
        <draw:line draw:style-name="gr2" draw:text-style-name="P3" draw:layer="layout" svg:x1="71.33cm" svg:y1="36.07cm" svg:x2="71.33cm" svg:y2="37.852cm">
          <text:p/>
        </draw:line>
        <draw:frame draw:style-name="gr26" draw:text-style-name="P4" draw:layer="layout" svg:width="6.221cm" svg:height="1.352cm" svg:x="69.683cm" svg:y="38.016cm">
          <draw:text-box>
            <text:p><text:span text:style-name="T4">Alloy furnace</text:span></text:p>
          </draw:text-box>
        </draw:frame>
        <draw:line draw:style-name="gr2" draw:text-style-name="P3" draw:layer="layout" svg:x1="56.865cm" svg:y1="42.162cm" svg:x2="60.325cm" svg:y2="42.162cm">
          <text:p/>
        </draw:line>
        <draw:line draw:style-name="gr2" draw:text-style-name="P8" draw:layer="layout" svg:x1="69.906cm" svg:y1="47.065cm" svg:x2="69.906cm" svg:y2="49.274cm">
          <text:p/>
        </draw:line>
        <draw:frame draw:style-name="gr27" draw:text-style-name="P7" draw:layer="layout" svg:width="12.097cm" svg:height="1.352cm" svg:x="66.858cm" svg:y="49.582cm">
          <draw:text-box>
            <text:p><text:span text:style-name="T3">Alloy mixer, metal caster</text:span></text:p>
          </draw:text-box>
        </draw:frame>
        <draw:line draw:style-name="gr2" draw:text-style-name="P3" draw:layer="layout" svg:x1="73.97cm" svg:y1="39.368cm" svg:x2="73.97cm" svg:y2="49.274cm">
          <text:p/>
        </draw:line>
        <draw:line draw:style-name="gr2" draw:text-style-name="P3" draw:layer="layout" svg:x1="64.826cm" svg:y1="53.338cm" svg:x2="70.414cm" svg:y2="53.338cm">
          <text:p/>
        </draw:line>
        <draw:frame draw:style-name="gr28" draw:text-style-name="P7" draw:layer="layout" svg:width="12.999cm" svg:height="1.352cm" svg:x="70.668cm" svg:y="52.576cm">
          <draw:text-box>
            <text:p><text:span text:style-name="T3">Foundry induction furnace</text:span></text:p>
          </draw:text-box>
        </draw:frame>
        <draw:line draw:style-name="gr2" draw:text-style-name="P3" draw:layer="layout" svg:x1="72.7cm" svg:y1="50.934cm" svg:x2="72.7cm" svg:y2="52.576cm">
          <text:p/>
        </draw:line>
        <draw:line draw:style-name="gr2" draw:text-style-name="P3" draw:layer="layout" svg:x1="62.032cm" svg:y1="53.846cm" svg:x2="62.032cm" svg:y2="56.64cm">
          <text:p/>
        </draw:line>
        <draw:frame draw:style-name="gr29" draw:text-style-name="P2" draw:layer="layout" svg:width="11.369cm" svg:height="1.352cm" svg:x="56.376cm" svg:y="56.894cm">
          <draw:text-box>
            <text:p><text:span text:style-name="T2">Improved blast </text:span><text:span text:style-name="T2">furnace</text:span></text:p>
          </draw:text-box>
        </draw:frame>
        <draw:line draw:style-name="gr2" draw:text-style-name="P3" draw:layer="layout" svg:x1="75.894cm" svg:y1="38.76cm" svg:x2="78.688cm" svg:y2="38.76cm">
          <text:p/>
        </draw:line>
        <draw:frame draw:style-name="gr30" draw:text-style-name="P4" draw:layer="layout" svg:width="7.318cm" svg:height="1.352cm" svg:x="78.671cm" svg:y="38.098cm">
          <draw:text-box>
            <text:p><text:span text:style-name="T4">Permalloy plate</text:span></text:p>
          </draw:text-box>
        </draw:frame>
        <draw:line draw:style-name="gr2" draw:text-style-name="P3" draw:layer="layout" svg:x1="82.098cm" svg:y1="39.45cm" svg:x2="82.098cm" svg:y2="41.654cm">
          <text:p/>
        </draw:line>
        <draw:frame draw:style-name="gr31" draw:text-style-name="P7" draw:layer="layout" svg:width="7.144cm" svg:height="1.352cm" svg:x="78.59cm" svg:y="41.908cm">
          <draw:text-box>
            <text:p><text:span text:style-name="T3">Electric motor</text:span></text:p>
          </draw:text-box>
        </draw:frame>
        <draw:frame draw:style-name="gr32" draw:text-style-name="P2" draw:layer="layout" svg:width="13.901cm" svg:height="1.352cm" svg:x="39.557cm" svg:y="56.894cm">
          <draw:text-box>
            <text:p><text:span text:style-name="T2">Be</text:span><text:span text:style-name="T2">ss</text:span><text:span text:style-name="T2">e</text:span><text:span text:style-name="T2">m</text:span><text:span text:style-name="T2">er </text:span><text:span text:style-name="T2">co</text:span><text:span text:style-name="T2">nv</text:span><text:span text:style-name="T2">ert</text:span><text:span text:style-name="T2">or </text:span><text:span text:style-name="T2">fur</text:span><text:span text:style-name="T2">na</text:span><text:span text:style-name="T2">ce</text:span></text:p>
          </draw:text-box>
        </draw:frame>
        <draw:line draw:style-name="gr2" draw:text-style-name="P3" draw:layer="layout" svg:x1="45.014cm" svg:y1="54.1cm" svg:x2="45.014cm" svg:y2="56.894cm">
          <text:p/>
        </draw:line>
        <draw:line draw:style-name="gr2" draw:text-style-name="P3" draw:layer="layout" svg:x1="72.7cm" svg:y1="54.354cm" svg:x2="72.7cm" svg:y2="59.18cm">
          <text:p/>
        </draw:line>
        <draw:frame draw:style-name="gr33" draw:text-style-name="P7" draw:layer="layout" svg:width="7.373cm" svg:height="1.352cm" svg:x="68.913cm" svg:y="59.688cm">
          <draw:text-box>
            <text:p><text:span text:style-name="T3">Stainless steel</text:span></text:p>
          </draw:text-box>
        </draw:frame>
        <draw:line draw:style-name="gr2" draw:text-style-name="P3" draw:layer="layout" svg:x1="83.876cm" svg:y1="53.338cm" svg:x2="85.908cm" svg:y2="53.338cm">
          <text:p/>
        </draw:line>
        <draw:frame draw:style-name="gr34" draw:text-style-name="P4" draw:layer="layout" svg:width="13.367cm" svg:height="1.352cm" svg:x="86.416cm" svg:y="52.576cm">
          <draw:text-box>
            <text:p><text:span text:style-name="T3">Quartz glass</text:span><text:span text:style-name="T4">, coloured glass</text:span></text:p>
          </draw:text-box>
        </draw:frame>
        <draw:line draw:style-name="gr2" draw:text-style-name="P3" draw:layer="layout" svg:x1="89.21cm" svg:y1="54.1cm" svg:x2="89.21cm" svg:y2="56.132cm">
          <text:p/>
        </draw:line>
        <draw:frame draw:style-name="gr35" draw:text-style-name="P4" draw:layer="layout" svg:width="7.97cm" svg:height="1.352cm" svg:x="86.417cm" svg:y="56.376cm">
          <draw:text-box>
            <text:p><text:span text:style-name="T3">Fluid cell</text:span><text:span text:style-name="T4">, lamps</text:span></text:p>
          </draw:text-box>
        </draw:frame>
        <draw:frame draw:style-name="gr36" draw:text-style-name="P9" draw:layer="layout" svg:width="5.476cm" svg:height="2.453cm" svg:x="30.786cm" svg:y="29.35cm">
          <draw:text-box>
            <text:p><text:span text:style-name="T2">Steam</text:span></text:p>
            <text:p><text:span text:style-name="T2">Energy</text:span></text:p>
          </draw:text-box>
        </draw:frame>
        <draw:frame draw:style-name="gr37" draw:text-style-name="P9" draw:layer="layout" svg:width="5.476cm" svg:height="1.723cm" svg:x="31.065cm" svg:y="38.785cm">
          <draw:text-box>
            <text:p><text:span text:style-name="T2">Energy</text:span></text:p>
          </draw:text-box>
        </draw:frame>
        <draw:line draw:style-name="gr2" draw:text-style-name="P3" draw:layer="layout" svg:x1="24.987cm" svg:y1="40.197cm" svg:x2="24.987cm" svg:y2="42.338cm">
          <text:p/>
        </draw:line>
        <draw:frame draw:style-name="gr38" draw:text-style-name="P9" draw:layer="layout" svg:width="10.328cm" svg:height="1.352cm" svg:x="20.604cm" svg:y="42.286cm">
          <draw:text-box>
            <text:p><text:span text:style-name="T2">Muffle furnace</text:span></text:p>
          </draw:text-box>
        </draw:frame>
        <draw:line draw:style-name="gr2" draw:text-style-name="P3" draw:layer="layout" svg:x1="21.732cm" svg:y1="43.559cm" svg:x2="21.732cm" svg:y2="45.7cm">
          <text:p/>
        </draw:line>
        <draw:line draw:style-name="gr2" draw:text-style-name="P3" draw:layer="layout" svg:x1="26.669cm" svg:y1="43.559cm" svg:x2="26.669cm" svg:y2="45.7cm">
          <text:p/>
        </draw:line>
        <draw:frame draw:style-name="gr39" draw:text-style-name="P9" draw:layer="layout" svg:width="7.592cm" svg:height="1.352cm" svg:x="17.181cm" svg:y="45.757cm">
          <draw:text-box>
            <text:p><text:span text:style-name="T2">Chemistry</text:span></text:p>
          </draw:text-box>
        </draw:frame>
        <draw:line draw:style-name="gr2" draw:text-style-name="P3" draw:layer="layout" svg:x1="32.51cm" svg:y1="31.573cm" svg:x2="32.51cm" svg:y2="38.583cm">
          <text:p/>
        </draw:line>
        <draw:line draw:style-name="gr2" draw:text-style-name="P3" draw:layer="layout" svg:x1="19.562cm" svg:y1="47.306cm" svg:x2="19.562cm" svg:y2="50.103cm">
          <text:p/>
        </draw:line>
        <draw:frame draw:style-name="gr40" draw:text-style-name="P9" draw:layer="layout" svg:width="9.153cm" svg:height="1.352cm" svg:x="15.586cm" svg:y="50.56cm">
          <draw:text-box>
            <text:p><text:span text:style-name="T2">Sulfu</text:span><text:span text:style-name="T2">ric </text:span><text:span text:style-name="T2">acid</text:span></text:p>
          </draw:text-box>
        </draw:frame>
        <draw:line draw:style-name="gr2" draw:text-style-name="P3" draw:layer="layout" svg:x1="19.562cm" svg:y1="52.41cm" svg:x2="19.562cm" svg:y2="54.493cm">
          <text:p/>
        </draw:line>
        <draw:frame draw:style-name="gr41" draw:text-style-name="P9" draw:layer="layout" svg:width="12.968cm" svg:height="1.352cm" svg:x="15.222cm" svg:y="54.87cm">
          <draw:text-box>
            <text:p><text:span text:style-name="T2">Sodi</text:span><text:span text:style-name="T2">um </text:span><text:span text:style-name="T2">carb</text:span><text:span text:style-name="T2">onat</text:span><text:span text:style-name="T2">e</text:span></text:p>
          </draw:text-box>
        </draw:frame>
        <draw:frame draw:style-name="gr42" draw:text-style-name="P9" draw:layer="layout" svg:width="12.962cm" svg:height="1.352cm" svg:x="14.499cm" svg:y="59.095cm">
          <draw:text-box>
            <text:p><text:span text:style-name="T2">Sodiu</text:span><text:span text:style-name="T2">m </text:span><text:span text:style-name="T2">hydrox</text:span><text:span text:style-name="T2">ide</text:span></text:p>
          </draw:text-box>
        </draw:frame>
        <draw:line draw:style-name="gr2" draw:text-style-name="P3" draw:layer="layout" svg:x1="19.562cm" svg:y1="56.851cm" svg:x2="19.562cm" svg:y2="58.934cm">
          <text:p/>
        </draw:line>
        <draw:line draw:style-name="gr2" draw:text-style-name="P3" draw:layer="layout" svg:x1="43.632cm" svg:y1="39.599cm" svg:x2="35.027cm" svg:y2="39.599cm">
          <text:p/>
        </draw:line>
        <draw:frame draw:style-name="gr43" draw:text-style-name="P9" draw:layer="layout" svg:width="13.685cm" svg:height="1.352cm" svg:x="14.199cm" svg:y="64.237cm">
          <draw:text-box>
            <text:p><text:span text:style-name="T2">Bauxi</text:span><text:span text:style-name="T2">te </text:span><text:span text:style-name="T2">proce</text:span><text:span text:style-name="T2">ssing</text:span></text:p>
          </draw:text-box>
        </draw:frame>
        <draw:line draw:style-name="gr2" draw:text-style-name="P3" draw:layer="layout" svg:x1="19.502cm" svg:y1="60.935cm" svg:x2="19.502cm" svg:y2="64.237cm">
          <text:p/>
        </draw:line>
        <draw:line draw:style-name="gr2" draw:text-style-name="P3" draw:layer="layout" svg:x1="24.074cm" svg:y1="64.999cm" svg:x2="49.22cm" svg:y2="64.999cm">
          <text:p/>
        </draw:line>
        <draw:frame draw:style-name="gr44" draw:text-style-name="P9" draw:layer="layout" svg:width="7.575cm" svg:height="1.352cm" svg:x="49.773cm" svg:y="64.237cm">
          <draw:text-box>
            <text:p><text:span text:style-name="T2">Alu</text:span><text:span text:style-name="T2">minu</text:span><text:span text:style-name="T2">m</text:span></text:p>
          </draw:text-box>
        </draw:frame>
        <draw:line draw:style-name="gr2" draw:text-style-name="P3" draw:layer="layout" svg:x1="86.498cm" svg:y1="42.674cm" svg:x2="95.194cm" svg:y2="42.647cm">
          <text:p/>
        </draw:line>
        <draw:frame draw:style-name="gr45" draw:text-style-name="P10" draw:layer="layout" svg:width="10.171cm" svg:height="1.352cm" svg:x="95.749cm" svg:y="42.039cm">
          <draw:text-box>
            <text:p><text:span text:style-name="T3">Steam turbine</text:span></text:p>
          </draw:text-box>
        </draw:frame>
        <draw:line draw:style-name="gr2" draw:text-style-name="P3" draw:layer="layout" svg:x1="101.036cm" svg:y1="43.391cm" svg:x2="101.036cm" svg:y2="58.903cm">
          <text:p/>
        </draw:line>
        <draw:frame draw:style-name="gr46" draw:text-style-name="P10" draw:layer="layout" svg:width="14.271cm" svg:height="1.352cm" svg:x="93.115cm" svg:y="58.903cm">
          <draw:text-box>
            <text:p><text:span text:style-name="T7">Crusher</text:span><text:span text:style-name="T3">, Arc furnace</text:span></text:p>
          </draw:text-box>
        </draw:frame>
        <draw:line draw:style-name="gr2" draw:text-style-name="P3" draw:layer="layout" svg:x1="82.078cm" svg:y1="43.472cm" svg:x2="82.078cm" svg:y2="45.247cm">
          <text:p/>
        </draw:line>
        <draw:frame draw:style-name="gr47" draw:text-style-name="P10" draw:layer="layout" svg:width="10.831cm" svg:height="1.352cm" svg:x="77.16cm" svg:y="45.332cm">
          <draw:text-box>
            <text:p><text:span text:style-name="T3">Ore washer, </text:span><text:span text:style-name="T7">macerator</text:span></text:p>
          </draw:text-box>
        </draw:frame>
        <draw:line draw:style-name="gr2" draw:text-style-name="P3" draw:layer="layout" svg:x1="101.036cm" svg:y1="60.255cm" svg:x2="101.036cm" svg:y2="65.253cm">
          <text:p/>
        </draw:line>
        <draw:line draw:style-name="gr2" draw:text-style-name="P3" draw:layer="layout" svg:x1="101.036cm" svg:y1="65.253cm" svg:x2="55.824cm" svg:y2="64.999cm">
          <text:p/>
        </draw:line>
        <draw:frame draw:style-name="gr26" draw:text-style-name="P4" draw:layer="layout" svg:width="6.221cm" svg:height="1.352cm" svg:x="58.206cm" svg:y="59.591cm">
          <draw:text-box>
            <text:p><text:span text:style-name="T4">Ferrochro</text:span><text:span text:style-name="T4">me</text:span></text:p>
          </draw:text-box>
        </draw:frame>
        <draw:line draw:style-name="gr2" draw:text-style-name="P3" draw:layer="layout" svg:x1="54.63cm" svg:y1="63.929cm" svg:x2="61.488cm" svg:y2="61.143cm">
          <text:p/>
        </draw:line>
        <draw:line draw:style-name="gr2" draw:text-style-name="P3" draw:layer="layout" svg:x1="64.714cm" svg:y1="60.373cm" svg:x2="68.913cm" svg:y2="60.373cm">
          <text:p/>
        </draw:line>
        <draw:frame draw:style-name="gr26" draw:text-style-name="P4" draw:layer="layout" svg:width="6.221cm" svg:height="1.352cm" svg:x="49.763cm" svg:y="60.119cm">
          <draw:text-box>
            <text:p><text:span text:style-name="T4">Liqui</text:span><text:span text:style-name="T4">d </text:span><text:span text:style-name="T4">steel</text:span></text:p>
          </draw:text-box>
        </draw:frame>
        <draw:line draw:style-name="gr2" draw:text-style-name="P3" draw:layer="layout" svg:x1="51.944cm" svg:y1="58.246cm" svg:x2="52.96cm" svg:y2="60.119cm">
          <text:p/>
        </draw:line>
        <draw:line draw:style-name="gr2" draw:text-style-name="P3" draw:layer="layout" svg:x1="56.376cm" svg:y1="58.246cm" svg:x2="54.554cm" svg:y2="60.119cm">
          <text:p/>
        </draw:line>
        <draw:line draw:style-name="gr2" draw:text-style-name="P3" draw:layer="layout" svg:x1="72.588cm" svg:y1="61.443cm" svg:x2="72.588cm" svg:y2="68.301cm">
          <text:p/>
        </draw:line>
        <draw:frame draw:style-name="gr48" draw:text-style-name="P7" draw:layer="layout" svg:width="12.901cm" svg:height="1.352cm" svg:x="66.371cm" svg:y="68.727cm">
          <draw:text-box>
            <text:p><text:span text:style-name="T3">Advanced machine casing</text:span></text:p>
          </draw:text-box>
        </draw:frame>
        <draw:line draw:style-name="gr2" draw:text-style-name="P3" draw:layer="layout" svg:x1="72.588cm" svg:y1="70.333cm" svg:x2="72.588cm" svg:y2="77.191cm">
          <text:p/>
        </draw:line>
        <draw:frame draw:style-name="gr49" draw:text-style-name="P4" draw:layer="layout" svg:width="10.345cm" svg:height="1.352cm" svg:x="67.461cm" svg:y="77.617cm">
          <draw:text-box>
            <text:p><text:span text:style-name="T4">Thermal centrifuge etc</text:span></text:p>
          </draw:text-box>
        </draw:frame>
        <draw:line draw:style-name="gr2" draw:text-style-name="P3" draw:layer="layout" svg:x1="52.268cm" svg:y1="66.015cm" svg:x2="52.268cm" svg:y2="71.349cm">
          <text:p/>
        </draw:line>
        <draw:frame draw:style-name="gr50" draw:text-style-name="P9" draw:layer="layout" svg:width="8.245cm" svg:height="2.453cm" svg:x="48.757cm" svg:y="71.775cm">
          <draw:text-box>
            <text:p><text:span text:style-name="T2">Diesel generator</text:span></text:p>
            <text:p><text:span text:style-name="T2">energy</text:span></text:p>
          </draw:text-box>
        </draw:frame>
        <draw:line draw:style-name="gr2" draw:text-style-name="P3" draw:layer="layout" svg:x1="52.268cm" svg:y1="74.397cm" svg:x2="52.268cm" svg:y2="78.969cm">
          <text:p/>
        </draw:line>
        <draw:frame draw:style-name="gr51" draw:text-style-name="P4" draw:layer="layout" svg:width="14.912cm" svg:height="1.352cm" svg:x="47.096cm" svg:y="79.395cm">
          <draw:text-box>
            <text:p><text:span text:style-name="T4">Exc</text:span><text:span text:style-name="T4">ava</text:span><text:span text:style-name="T4">tor, </text:span><text:span text:style-name="T4">full </text:span><text:span text:style-name="T4">spe</text:span><text:span text:style-name="T4">ed </text:span><text:span text:style-name="T4">Arc </text:span><text:span text:style-name="T4">furn</text:span><text:span text:style-name="T4">ace</text:span></text:p>
          </draw:text-box>
        </draw:frame>
        <draw:frame draw:style-name="gr52" draw:text-style-name="P9" draw:layer="layout" svg:width="13.203cm" svg:height="1.352cm" svg:x="24.074cm" svg:y="46.203cm">
          <draw:text-box>
            <text:p><text:span text:style-name="T2">Sand mold casting</text:span></text:p>
          </draw:text-box>
        </draw:frame>
        <draw:line draw:style-name="gr2" draw:text-style-name="P3" draw:layer="layout" svg:x1="31.186cm" svg:y1="47.555cm" svg:x2="31.186cm" svg:y2="51.029cm">
          <text:p/>
        </draw:line>
        <draw:frame draw:style-name="gr52" draw:text-style-name="P9" draw:layer="layout" svg:width="13.203cm" svg:height="1.352cm" svg:x="27.639cm" svg:y="51.309cm">
          <draw:text-box>
            <text:p><text:span text:style-name="T2">Hardened </text:span><text:span text:style-name="T2">tools, lathe</text:span></text:p>
          </draw:text-box>
        </draw:frame>
        <draw:line draw:style-name="gr2" draw:text-style-name="P3" draw:layer="layout" svg:x1="33.218cm" svg:y1="51.029cm" svg:x2="43.378cm" svg:y2="42.901cm">
          <text:p/>
        </draw:line>
        <draw:line draw:style-name="gr2" draw:text-style-name="P3" draw:layer="layout" svg:x1="31.186cm" svg:y1="52.807cm" svg:x2="31.186cm" svg:y2="55.855cm">
          <text:p/>
        </draw:line>
        <draw:frame draw:style-name="gr52" draw:text-style-name="P9" draw:layer="layout" svg:width="13.203cm" svg:height="1.352cm" svg:x="27.376cm" svg:y="56.222cm">
          <draw:text-box>
            <text:p><text:span text:style-name="T2">Welding station</text:span></text:p>
          </draw:text-box>
        </draw:frame>
        <draw:line draw:style-name="gr2" draw:text-style-name="P3" draw:layer="layout" svg:x1="31.186cm" svg:y1="57.887cm" svg:x2="31.186cm" svg:y2="61.189cm">
          <text:p/>
        </draw:line>
        <draw:frame draw:style-name="gr53" draw:text-style-name="P9" draw:layer="layout" svg:width="10.162cm" svg:height="1.352cm" svg:x="27.546cm" svg:y="68.443cm">
          <draw:text-box>
            <text:p><text:span text:style-name="T2">Advanced chemistry</text:span></text:p>
          </draw:text-box>
        </draw:frame>
        <draw:line draw:style-name="gr2" draw:text-style-name="P3" draw:layer="layout" svg:x1="31.186cm" svg:y1="69.795cm" svg:x2="31.186cm" svg:y2="75.247cm">
          <text:p/>
        </draw:line>
        <draw:frame draw:style-name="gr54" draw:text-style-name="P4" draw:layer="layout" svg:width="9.574cm" svg:height="2.453cm" svg:x="27.121cm" svg:y="75.427cm">
          <draw:text-box>
            <text:p><text:span text:style-name="T4">Rare earth metals,</text:span></text:p>
            <text:p><text:span text:style-name="T4">Lithium, titanium etc.</text:span></text:p>
          </draw:text-box>
        </draw:frame>
        <draw:line draw:style-name="gr2" draw:text-style-name="P3" draw:layer="layout" svg:x1="14.753cm" svg:y1="51.283cm" svg:x2="11.197cm" svg:y2="51.283cm">
          <text:p/>
        </draw:line>
        <draw:frame draw:style-name="gr55" draw:text-style-name="P5" draw:layer="layout" svg:width="4.79cm" svg:height="1.524cm" svg:x="5.861cm" svg:y="50.513cm">
          <draw:text-box>
            <text:p><text:span text:style-name="T5">Fertilisers</text:span></text:p>
          </draw:text-box>
        </draw:frame>
        <draw:line draw:style-name="gr2" draw:text-style-name="P3" draw:layer="layout" svg:x1="13.691cm" svg:y1="59.665cm" svg:x2="10.897cm" svg:y2="59.665cm">
          <text:p/>
        </draw:line>
        <draw:frame draw:style-name="gr56" draw:text-style-name="P5" draw:layer="layout" svg:width="5.442cm" svg:height="2.453cm" svg:x="5.963cm" svg:y="58.803cm">
          <draw:text-box>
            <text:p><text:span text:style-name="T5">Paper </text:span></text:p>
            <text:p><text:span text:style-name="T5">From wood</text:span></text:p>
          </draw:text-box>
        </draw:frame>
        <draw:line draw:style-name="gr2" draw:text-style-name="P3" draw:layer="layout" svg:x1="26.391cm" svg:y1="76.117cm" svg:x2="22.327cm" svg:y2="76.117cm">
          <text:p/>
        </draw:line>
        <draw:frame draw:style-name="gr23" draw:text-style-name="P6" draw:layer="layout" svg:width="4.625cm" svg:height="1.352cm" svg:x="17.594cm" svg:y="75.355cm">
          <draw:text-box>
            <text:p><text:span text:style-name="T6">Railgun</text:span></text:p>
          </draw:text-box>
        </draw:frame>
        <draw:frame draw:style-name="gr38" draw:text-style-name="P9" draw:layer="layout" svg:width="10.328cm" svg:height="1.352cm" svg:x="20.604cm" svg:y="38.786cm">
          <draw:text-box>
            <text:p><text:span text:style-name="T2">Acheson furnace</text:span></text:p>
          </draw:text-box>
        </draw:frame>
        <draw:line draw:style-name="gr2" draw:text-style-name="P3" draw:layer="layout" svg:x1="30.932cm" svg:y1="39.445cm" svg:x2="29.439cm" svg:y2="39.445cm">
          <text:p/>
        </draw:line>
        <draw:frame draw:style-name="gr26" draw:text-style-name="P4" draw:layer="layout" svg:width="6.221cm" svg:height="1.352cm" svg:x="56.954cm" svg:y="38.837cm">
          <draw:text-box>
            <text:p><text:span text:style-name="T4">Olive oil</text:span></text:p>
          </draw:text-box>
        </draw:frame>
        <draw:line draw:style-name="gr2" draw:text-style-name="P3" draw:layer="layout" svg:x1="60.173cm" svg:y1="38.837cm" svg:x2="60.173cm" svg:y2="37.169cm">
          <text:p/>
        </draw:line>
        <draw:frame draw:style-name="gr26" draw:text-style-name="P4" draw:layer="layout" svg:width="6.221cm" svg:height="2.453cm" svg:x="62.862cm" svg:y="38.137cm">
          <draw:text-box>
            <text:p><text:span text:style-name="T4">Impregnated</text:span></text:p>
            <text:p><text:span text:style-name="T4">Ship blocks</text:span></text:p>
          </draw:text-box>
        </draw:frame>
        <draw:line draw:style-name="gr2" draw:text-style-name="P3" draw:layer="layout" svg:x1="60.935cm" svg:y1="39.599cm" svg:x2="62.967cm" svg:y2="39.599cm">
          <text:p/>
        </draw:line>
        <draw:frame draw:style-name="gr52" draw:text-style-name="P9" draw:layer="layout" svg:width="13.203cm" svg:height="1.352cm" svg:x="29.758cm" svg:y="61.189cm">
          <draw:text-box>
            <text:p><text:span text:style-name="T2">Hot plate rolling machine</text:span></text:p>
          </draw:text-box>
        </draw:frame>
        <draw:line draw:style-name="gr2" draw:text-style-name="P3" draw:layer="layout" svg:x1="31.217cm" svg:y1="62.541cm" svg:x2="31.217cm" svg:y2="68.443cm">
          <text:p/>
        </draw:line>
        <draw:line draw:style-name="gr2" draw:text-style-name="P3" draw:layer="layout" svg:x1="40.915cm" svg:y1="62.653cm" svg:x2="40.869cm" svg:y2="70.587cm">
          <text:p/>
        </draw:line>
        <draw:frame draw:style-name="gr51" draw:text-style-name="P4" draw:layer="layout" svg:width="14.912cm" svg:height="2.453cm" svg:x="36.735cm" svg:y="70.759cm">
          <draw:text-box>
            <text:p><text:span text:style-name="T4">Advanced batteries,</text:span></text:p>
            <text:p><text:span text:style-name="T4">capacitors</text:span></text:p>
          </draw:text-box>
        </draw:frame>
        <draw:line draw:style-name="gr2" draw:text-style-name="P3" draw:layer="layout" svg:x1="37.708cm" svg:y1="69.063cm" svg:x2="56.871cm" svg:y2="69.063cm">
          <text:p/>
        </draw:line>
        <draw:frame draw:style-name="gr26" draw:text-style-name="P4" draw:layer="layout" svg:width="7.707cm" svg:height="1.352cm" svg:x="57.179cm" svg:y="68.301cm">
          <draw:text-box>
            <text:p><text:span text:style-name="T4">Uran processing</text:span></text:p>
          </draw:text-box>
        </draw:frame>
        <draw:line draw:style-name="gr2" draw:text-style-name="P3" draw:layer="layout" svg:x1="69.571cm" svg:y1="77.191cm" svg:x2="62.205cm" svg:y2="70.079cm">
          <text:p/>
        </draw:line>
        <draw:line draw:style-name="gr2" draw:text-style-name="P3" draw:layer="layout" svg:x1="27.153cm" svg:y1="69.063cm" svg:x2="23.089cm" svg:y2="69.063cm">
          <text:p/>
        </draw:line>
        <draw:frame draw:style-name="gr57" draw:text-style-name="P5" draw:layer="layout" svg:width="5.442cm" svg:height="1.432cm" svg:x="18.593cm" svg:y="68.393cm">
          <draw:text-box>
            <text:p><text:span text:style-name="T5">Silicon</text:span></text:p>
          </draw:text-box>
        </draw:frame>
        <draw:line draw:style-name="gr2" draw:text-style-name="P3" draw:layer="layout" svg:x1="18.322cm" svg:y1="69.014cm" svg:x2="14.258cm" svg:y2="69.014cm">
          <text:p/>
        </draw:line>
        <draw:frame draw:style-name="gr57" draw:text-style-name="P5" draw:layer="layout" svg:width="5.442cm" svg:height="1.432cm" svg:x="8.495cm" svg:y="68.301cm">
          <draw:text-box>
            <text:p><text:span text:style-name="T5">Adv. circuit</text:span></text:p>
          </draw:text-box>
        </draw:frame>
        <presentation:notes draw:style-name="dp2">
          <draw:page-thumbnail draw:style-name="gr58" draw:layer="layout" svg:width="14.848cm" svg:height="11.136cm" svg:x="3.075cm" svg:y="2.257cm" draw:page-number="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.95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1.563cm" fo:margin-bottom="0cm" fo:text-indent="0cm"/>
      <style:text-properties fo:font-size="109.40000152587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1.172cm" fo:margin-bottom="0cm" fo:text-indent="0cm"/>
      <style:text-properties fo:font-size="93.800003051757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781cm" fo:margin-bottom="0cm" fo:text-indent="0cm"/>
      <style:text-properties fo:font-size="78.1999969482422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39cm" fo:margin-bottom="0cm" fo:text-indent="0cm"/>
      <style:text-properties fo:font-size="78.1999969482422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39cm" fo:margin-bottom="0cm" fo:text-indent="0cm"/>
      <style:text-properties fo:font-size="78.1999969482422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39cm" fo:margin-bottom="0cm" fo:text-indent="0cm"/>
      <style:text-properties fo:font-size="78.1999969482422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39cm" fo:margin-bottom="0cm" fo:text-indent="0cm"/>
      <style:text-properties fo:font-size="78.1999969482422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39cm" fo:margin-bottom="0cm" fo:text-indent="0cm"/>
      <style:text-properties fo:font-size="78.1999969482422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7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.991cm" fo:margin-bottom="0.991cm" fo:margin-left="0.991cm" fo:margin-right="0.991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364cm" svg:x="1cm" svg:y="3.09cm"/>
      <draw:page-thumbnail draw:layer="backgroundobjects" svg:width="8.999cm" svg:height="6.364cm" svg:x="1cm" svg:y="11.666cm"/>
      <draw:page-thumbnail draw:layer="backgroundobjects" svg:width="8.999cm" svg:height="6.364cm" svg:x="1cm" svg:y="20.242cm"/>
      <draw:page-thumbnail draw:layer="backgroundobjects" svg:width="8.999cm" svg:height="6.364cm" svg:x="11cm" svg:y="3.09cm"/>
      <draw:page-thumbnail draw:layer="backgroundobjects" svg:width="8.999cm" svg:height="6.364cm" svg:x="11cm" svg:y="11.666cm"/>
      <draw:page-thumbnail draw:layer="backgroundobjects" svg:width="8.999cm" svg:height="6.364cm" svg:x="11cm" svg:y="20.242cm"/>
    </style:handout-master>
    <style:master-page style:name="Default" style:page-layout-name="PM1" draw:style-name="Mdp1">
      <draw:frame presentation:style-name="Default-title" draw:layer="backgroundobjects" svg:width="105.222cm" svg:height="13.71cm" svg:x="6.835cm" svg:y="4.263cm" presentation:class="title" presentation:placeholder="true">
        <draw:text-box/>
      </draw:frame>
      <draw:frame presentation:style-name="Default-outline1" draw:layer="backgroundobjects" svg:width="105.222cm" svg:height="47.625cm" svg:x="6.835cm" svg:y="20.206cm" presentation:class="outline" presentation:placeholder="true">
        <draw:text-box/>
      </draw:frame>
      <draw:frame presentation:style-name="Mpr1" draw:text-style-name="MP2" draw:layer="backgroundobjects" svg:width="27.238cm" svg:height="5.662cm" svg:x="6.835cm" svg:y="75.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37.058cm" svg:height="5.662cm" svg:x="40.976cm" svg:y="75.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27.238cm" svg:height="5.662cm" svg:x="84.82cm" svg:y="75.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10T11:55:17.453414599</meta:creation-date>
    <dc:date>2016-12-13T09:33:06.754814709</dc:date>
    <meta:editing-duration>PT6H14M57S</meta:editing-duration>
    <meta:editing-cycles>15</meta:editing-cycles>
    <meta:generator>LibreOffice/5.1.4.2$Linux_X86_64 LibreOffice_project/10m0$Build-2</meta:generator>
    <meta:document-statistic meta:object-count="168"/>
  </office:meta>
</office:document-meta>
</file>